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798cm"/>
    </style:style>
    <style:style style:name="版本信息.B" style:family="table-column">
      <style:table-column-properties style:column-width="8.535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版本信息.C1" style:family="table-cell">
      <style:table-cell-properties fo:background-color="#00a933" fo:padding="0.097cm" fo:border="0.5pt solid #000000">
        <style:background-image/>
      </style:table-cell-properties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B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3" style:family="table-cell">
      <style:table-cell-properties fo:padding="0.097cm" fo:border-left="0.5pt solid #000000" fo:border-right="none" fo:border-top="none" fo:border-bottom="0.5pt solid #000000"/>
    </style:style>
    <style:style style:name="版本信息.B3" style:family="table-cell">
      <style:table-cell-properties fo:padding="0.097cm" fo:border-left="0.5pt solid #000000" fo:border-right="none" fo:border-top="none" fo:border-bottom="0.5pt solid #000000"/>
    </style:style>
    <style:style style:name="版本信息.C3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4" style:family="table-cell">
      <style:table-cell-properties fo:padding="0.097cm" fo:border-left="0.5pt solid #000000" fo:border-right="none" fo:border-top="none" fo:border-bottom="0.5pt solid #000000"/>
    </style:style>
    <style:style style:name="版本信息.B4" style:family="table-cell">
      <style:table-cell-properties fo:padding="0.097cm" fo:border-left="0.5pt solid #000000" fo:border-right="none" fo:border-top="none" fo:border-bottom="0.5pt solid #000000"/>
    </style:style>
    <style:style style:name="版本信息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e655b"/>
    </style:style>
    <style:style style:name="P2" style:family="paragraph" style:parent-style-name="Text_20_body">
      <style:text-properties officeooo:paragraph-rsid="000e655b"/>
    </style:style>
    <style:style style:name="P3" style:family="paragraph" style:parent-style-name="Table_20_Contents">
      <style:text-properties officeooo:rsid="0010953e" officeooo:paragraph-rsid="000e655b"/>
    </style:style>
    <style:style style:name="P4" style:family="paragraph" style:parent-style-name="Text_20_body">
      <style:text-properties officeooo:rsid="00045209" officeooo:paragraph-rsid="00045209"/>
    </style:style>
    <style:style style:name="P5" style:family="paragraph" style:parent-style-name="Table_20_Contents">
      <style:text-properties officeooo:rsid="0035d1f1" officeooo:paragraph-rsid="0035d1f1"/>
    </style:style>
    <style:style style:name="P6" style:family="paragraph" style:parent-style-name="Text_20_body">
      <style:text-properties officeooo:paragraph-rsid="00489618"/>
    </style:style>
    <style:style style:name="P7" style:family="paragraph" style:parent-style-name="Heading_20_1">
      <style:text-properties officeooo:paragraph-rsid="000e655b"/>
    </style:style>
    <style:style style:name="P8" style:family="paragraph" style:parent-style-name="Heading_20_1">
      <style:text-properties officeooo:paragraph-rsid="0031da58"/>
    </style:style>
    <style:style style:name="P9" style:family="paragraph" style:parent-style-name="Text_20_body">
      <style:text-properties officeooo:paragraph-rsid="00489618"/>
    </style:style>
    <style:style style:name="T1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2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3" style:family="text">
      <style:text-properties style:font-name="Liberation Sans" fo:font-size="14pt" fo:font-weight="bold" style:font-name-asian="微软雅黑" style:font-size-asian="14pt" style:font-weight-asian="bold" style:font-name-complex="Lucida Sans" style:font-size-complex="14pt" style:font-weight-complex="bold"/>
    </style:style>
    <style:style style:name="T4" style:family="text">
      <style:text-properties style:font-name="Liberation Sans" fo:font-size="14pt" fo:font-weight="bold" officeooo:rsid="004cf341" style:font-name-asian="微软雅黑" style:font-size-asian="14pt" style:font-weight-asian="bold" style:font-name-complex="Lucida Sans" style:font-size-complex="14pt" style:font-weight-complex="bold"/>
    </style:style>
    <style:style style:name="T5" style:family="text">
      <style:text-properties officeooo:rsid="00398300"/>
    </style:style>
    <style:style style:name="T6" style:family="text">
      <style:text-properties officeooo:rsid="0039fed5"/>
    </style:style>
    <style:style style:name="T7" style:family="text">
      <style:text-properties officeooo:rsid="003ebbe9"/>
    </style:style>
    <style:style style:name="T8" style:family="text">
      <style:text-properties officeooo:rsid="003f60c7"/>
    </style:style>
    <style:style style:name="T9" style:family="text">
      <style:text-properties officeooo:rsid="0046a558"/>
    </style:style>
    <style:style style:name="T10" style:family="text">
      <style:text-properties officeooo:rsid="00475210"/>
    </style:style>
    <style:style style:name="T11" style:family="text">
      <style:text-properties officeooo:rsid="004b7475"/>
    </style:style>
    <style:style style:name="T12" style:family="text">
      <style:text-properties officeooo:rsid="004c0636"/>
    </style:style>
    <style:style style:name="T13" style:family="text">
      <style:text-properties officeooo:rsid="004c7395"/>
    </style:style>
    <style:style style:name="T14" style:family="text">
      <style:text-properties officeooo:rsid="004cf3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 EYE设计手册</text:p>
      <text:p text:style-name="P2"/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 table:style-name="TableLine1617095136816">
          <table:table-cell table:style-name="版本信息.A1" office:value-type="string">
            <text:p text:style-name="P1">版本号</text:p>
          </table:table-cell>
          <table:table-cell table:style-name="版本信息.A1" office:value-type="string">
            <text:p text:style-name="P1">描述</text:p>
          </table:table-cell>
          <table:table-cell table:style-name="版本信息.C1" office:value-type="string">
            <text:p text:style-name="P1">链接</text:p>
          </table:table-cell>
        </table:table-row>
        <table:table-row table:style-name="TableLine1617095138544">
          <table:table-cell table:style-name="版本信息.A4" office:value-type="string">
            <text:p text:style-name="P5">V2_0</text:p>
          </table:table-cell>
          <table:table-cell table:style-name="版本信息.B4" office:value-type="string">
            <text:p text:style-name="P5">新的设计仓库</text:p>
          </table:table-cell>
          <table:table-cell table:style-name="版本信息.C4" office:value-type="string">
            <text:p text:style-name="P1">本文档</text:p>
          </table:table-cell>
        </table:table-row>
        <table:table-row table:style-name="TableLine1617095139408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3"/>
          </table:table-cell>
          <table:table-cell table:style-name="版本信息.C4" office:value-type="string">
            <text:p text:style-name="P1"/>
          </table:table-cell>
        </table:table-row>
        <table:table-row table:style-name="TableLine1617095139984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1"/>
          </table:table-cell>
          <table:table-cell table:style-name="版本信息.C4" office:value-type="string">
            <text:p text:style-name="P1"/>
          </table:table-cell>
        </table:table-row>
      </table:table>
      <text:h text:style-name="P7" text:outline-level="1">1 <text:s/>设计目标</text:h>
      <text:p text:style-name="Text_20_body"><text:tab/>利用FPGA的开发板，基于常见的视觉外设，搭建一个高效的图像数据处理平台。在此平台的基础上，通过不断地开发，实现各种复杂地图像处理功能。</text:p>
      <text:p text:style-name="Text_20_body"/>
      <text:h text:style-name="Heading_20_1" text:outline-level="1">2 <text:s/>设计方法</text:h>
      <text:h text:style-name="Heading_20_2" text:outline-level="2">2.1 <text:s/>vivado设计套件</text:h>
      <text:p text:style-name="P4"><text:tab/>基于vivado的FPGA设计方法学的应用。整个过程中需要严格对齐vivado的设计方法学，每次都需要进行检查。</text:p>
      <text:h text:style-name="Heading_20_2" text:outline-level="2">2.2 <text:s/>vitis软件设计平台</text:h>
      <text:p text:style-name="Text_20_body"><text:tab/>基于vitis的嵌入式软件开发工具。整个工具集成了各类软件的开发，可以大幅降低嵌入式开发的难度。软件的设计规范同样按照设计方法学进行展开。</text:p>
      <text:h text:style-name="Heading_20_2" text:outline-level="2">2.3 <text:s/>QT界面开发平台</text:h>
      <text:p text:style-name="Text_20_body"><text:tab/>基于QT搭建的界面开发平台，主要目标是在win和linux操作系统下，实现各种需要控制的参数的配置及数据的显示。</text:p>
      <text:h text:style-name="Heading_20_2" text:outline-level="2">2.4 <text:s/>Octave算法开发平台</text:h>
      <text:p text:style-name="Text_20_body"><text:tab/>由于图像处理设计到一些算法的仿真，所以需要一个算法开发平台。Octave是一款开源的算法研发软件，可以进行高性能的计算。</text:p>
      <text:p text:style-name="Text_20_body"/>
      <text:h text:style-name="Heading_20_1" text:outline-level="1"><text:soft-page-break/>3 <text:s/>设计标准</text:h>
      <text:h text:style-name="Heading_20_2" text:outline-level="2">3.1 <text:s/>vivado设计标准</text:h>
      <text:h text:style-name="Heading_20_3" text:outline-level="3">3.1.1 <text:s/>工程标准</text:h>
      <text:p text:style-name="Text_20_body"><text:tab/>基于TCL脚本自动化生成固定的文件缓存区域，用于确保设计的内容整齐有效。相关的名称按照习惯进行分布，无特殊含义。</text:p>
      <text:h text:style-name="Heading_20_3" text:outline-level="3">3.1.2 <text:s/>编码标准</text:h>
      <text:p text:style-name="Text_20_body"><text:tab/>verilog及system verilog设计标准，会独立成册。在后续的设计过程中，将不断完善该标准。</text:p>
      <text:h text:style-name="Heading_20_3" text:outline-level="3">3.1.3 <text:s/>流程标准</text:h>
      <text:p text:style-name="Text_20_body"><text:tab/>关于每次操作需要输出的成果，将会在设计流程说明书中进行详细的说明。主要的目标是将设计流水线化，以获取更高的效率。</text:p>
      <text:p text:style-name="Text_20_body"/>
      <text:h text:style-name="Heading_20_1" text:outline-level="1">4 <text:s/>设计框架</text:h>
      <text:h text:style-name="Heading_20_2" text:outline-level="2">4.1 <text:s/>板级模型<text:span text:style-name="T2">框架</text:span></text:h>
      <text:p text:style-name="Text_20_body"><text:tab/>在已有的模块的基础上，使用各个硬件搭建各种具备技术挑战性的设计，以增强技术的广度，为后续的全面提高打下基础。目前，相关的设备已经准备完毕，各种的设计内容将在后续的设计持续补充。第一步就是完成设计资源的登记，也就是完成各个设计计划的初步模型。后面跟随这些模型，完成具备实际运行意义的程序。</text:p>
      <text:p text:style-name="Text_20_body"><text:tab/>不断地优化才能实现预期地目标，这个过程将会漫长而稳定。为了进一步地拓展整个设计地节奏，每个模块都需要建立标准化地提交流程。以稳定地速度，完成整个代码结构地整合，并提供对应地自动化设计环境。</text:p>
      <text:h text:style-name="Heading_20_2" text:outline-level="2">4.2 <text:s/>算法开发<text:span text:style-name="T2">框架</text:span></text:h>
      <text:p text:style-name="Text_20_body"><text:tab/>算法主要基于octave开发，所以这里的框架也是基于octave的调用逻辑进行的。octave支持addpath实现函数的文件夹划分。这样就简单了，按照模块将各个函数进行层次划分，进而确定设计的层次。按照层次进行不同场景的调用，可以实现最终的目标。</text:p>
      <text:p text:style-name="Text_20_body"><text:tab/>第二个注意的点是和sim的联合，这个自动化脚本基本上已经完成，主要是数据需要输出到预期的位置。正好整个的平台包含一个数据接口。后续的数据全部输出到共享区域。这里主要的目标实现算法定义、算法实现的闭环控制。</text:p>
      <text:h text:style-name="Heading_20_2" text:outline-level="2"><text:soft-page-break/>4.3 <text:s/>界面开发框架</text:h>
      <text:p text:style-name="Text_20_body"><text:tab/>目前的基于界面的上位机程序的框架已经搭建完成，并进行了少量的测试。可以满足一般的上位机控制和显示的需求。但是，这只是基础版上位机的功能拓展，并未提供可行的数据环路。显然，数据环路在目前的整个设计平台中是最为重要的部分。</text:p>
      <text:p text:style-name="P6"><text:tab/>现在第一阶段地升级目标就是将上位机和BAT脚本关联，以确保数据可以快速从上位机抵达算法模块。同时建立上位机调用BAT的功能，以最快的速度实现整个系统的关联。基础界面将获得软件算法和硬件算法的双访问，从而提供数据环路功能。</text:p>
      <text:p text:style-name="P6">的设计。</text:p>
      <text:h text:style-name="Heading_20_3" text:outline-level="3">4.3.1 <text:s/>PC调用PA功能</text:h>
      <text:p text:style-name="Text_20_body"><text:tab/>在实现了BAT调用PA的程序后，就可以考虑建立关联的程序调用逻辑。目前界面主要的作用就是算法开发的平台透明化，借助界面实现算法的连续开发，逐步拓展算法的规模。所以，建立算法界面是必须要进行的工作。和一般的流程一样，先从图像的灰度算法模块开始，搭建第一个算法关联模型。</text:p>
      <text:h text:style-name="P8" text:outline-level="1">5 <text:s/>设计内容</text:h>
      <text:h text:style-name="Heading_20_2" text:outline-level="2">5.1 <text:s/>板级模型内容</text:h>
      <text:p text:style-name="Text_20_body">（<text:span text:style-name="T5">1）开发板3D设计模型</text:span></text:p>
      <text:p text:style-name="Text_20_body">（<text:span text:style-name="T5">2）初始化设计文档</text:span></text:p>
      <text:p text:style-name="Text_20_body">（<text:span text:style-name="T5">3）初始化总结文档</text:span></text:p>
      <text:p text:style-name="Text_20_body">（<text:span text:style-name="T5">4）标准化框架</text:span></text:p>
      <text:p text:style-name="Text_20_body">（<text:span text:style-name="T5">5）相关的资源</text:span></text:p>
      <text:p text:style-name="Text_20_body">（<text:span text:style-name="T5">6）基本的设计规则</text:span></text:p>
      <text:p text:style-name="Text_20_body">（<text:span text:style-name="T5">7）仓库拓展的流程</text:span></text:p>
      <text:h text:style-name="Heading_20_2" text:outline-level="2">5.2 <text:s/>算法开发内容</text:h>
      <text:p text:style-name="Text_20_body">（<text:span text:style-name="T7">1）一个octave算法多层次开发环境</text:span></text:p>
      <text:p text:style-name="Text_20_body">（<text:span text:style-name="T7">2）一个modelism的sv仿真环境</text:span></text:p>
      <text:p text:style-name="Text_20_body">（<text:span text:style-name="T7">3）一个自动化运行的脚本环境</text:span></text:p>
      <text:h text:style-name="Heading_20_2" text:outline-level="2">5.3 <text:s/>界面开发框架</text:h>
      <text:p text:style-name="Text_20_body">（<text:span text:style-name="T9">1）指令运行输入功能</text:span></text:p>
      <text:p text:style-name="Text_20_body"><text:soft-page-break/>（<text:span text:style-name="T9">2）指令执行输出功能</text:span></text:p>
      <text:p text:style-name="Text_20_body">（<text:span text:style-name="T9">3）一个简易的功能框架</text:span></text:p>
      <text:h text:style-name="Heading_20_3" text:outline-level="3">5.3.1 <text:s/>PC调用PA功能</text:h>
      <text:p text:style-name="Text_20_body">（<text:span text:style-name="T11">1）PC提供操作界面</text:span></text:p>
      <text:p text:style-name="Text_20_body">（<text:span text:style-name="T11">2）PA负责算法的处理</text:span></text:p>
      <text:p text:style-name="Text_20_body">（<text:span text:style-name="T11">3）脚本负责处理数据的交互</text:span></text:p>
      <text:p text:style-name="Text_20_body">（<text:span text:style-name="T11">4）一个图像灰度化示例</text:span></text:p>
      <text:p text:style-name="Text_20_body">（<text:span text:style-name="T12">5）功能模块开发层次负责</text:span></text:p>
      <text:p text:style-name="Text_20_body">（<text:span text:style-name="T13">6）加载之前设计好的PC-PS交互模型</text:span></text:p>
      <text:h text:style-name="Heading_20_1" text:outline-level="1">6 <text:s/>设计<text:span text:style-name="T1">方法</text:span></text:h>
      <text:h text:style-name="Heading_20_2" text:outline-level="2">6.1 <text:s/>板级模型方法</text:h>
      <text:p text:style-name="Text_20_body">（<text:span text:style-name="T6">1）自上而下的全局设计法</text:span></text:p>
      <text:p text:style-name="Text_20_body">（<text:span text:style-name="T6">2）自下而上的模块封装法</text:span></text:p>
      <text:h text:style-name="Heading_20_2" text:outline-level="2">6.2 <text:s/>算法开发方法</text:h>
      <text:p text:style-name="Text_20_body">（<text:span text:style-name="T8">1）半自动化控制</text:span></text:p>
      <text:p text:style-name="Text_20_body">（<text:span text:style-name="T8">2）闭环设计流</text:span></text:p>
      <text:h text:style-name="Heading_20_2" text:outline-level="2">6.3 <text:s/>界面开发<text:span text:style-name="T2">框架</text:span></text:h>
      <text:p text:style-name="Text_20_body">（<text:span text:style-name="T10">1）半自动化控制流程</text:span></text:p>
      <text:p text:style-name="Text_20_body">（<text:span text:style-name="T10">2）简化设计页面的构成结构</text:span></text:p>
      <text:h text:style-name="Heading_20_3" text:outline-level="3">6.3.1 <text:s/><text:span text:style-name="T3">PC调用PA功能</text:span></text:h>
      <text:p text:style-name="Text_20_body">（<text:span text:style-name="T14">1）全自动化设计</text:span></text:p>
      <text:p text:style-name="Text_20_body">（<text:span text:style-name="T14">2）模块化结构</text:span></text:p>
      <text:p text:style-name="Text_20_body">（<text:span text:style-name="T14">3）多对象接入模式：要求从鼠标右键进入，以获取更快的分析速度</text:span></text:p>
      <text:h text:style-name="Heading_20_1" text:outline-level="1" text:is-list-header="true">7 <text:s/>项目总结</text:h>
      <text:p text:style-name="Text_20_body"/>
      <text:p text:style-name="Text_20_body"/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23:48:35.769000000</dc:date>
    <dc:creator>fpgaPublish</dc:creator>
    <meta:editing-duration>P1DT4H13M9S</meta:editing-duration>
    <meta:editing-cycles>63</meta:editing-cycles>
    <meta:generator>LibreOffice/7.3.4.2$Windows_X86_64 LibreOffice_project/728fec16bd5f605073805c3c9e7c4212a0120dc5</meta:generator>
    <meta:document-statistic meta:table-count="1" meta:image-count="0" meta:object-count="0" meta:page-count="5" meta:paragraph-count="78" meta:word-count="1738" meta:character-count="1997" meta:non-whitespace-character-count="1926"/>
  </office:meta>
</office:document-meta>
</file>